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Formula_20_Sheet_20_1">
      <style:table-properties table:display="true" style:writing-mode="lr-tb"/>
    </style:style>
    <style:style style:name="ta3" style:family="table" style:master-page-name="PageStyle_5f_Formula_20_Sheet_20_2">
      <style:table-properties table:display="true" style:writing-mode="lr-tb"/>
    </style:style>
    <style:style style:name="ta4" style:family="table" style:master-page-name="PageStyle_5f_Formula_20_Sheet_20_3">
      <style:table-properties table:display="true" style:writing-mode="lr-tb"/>
    </style:style>
    <style:style style:name="ta5" style:family="table" style:master-page-name="PageStyle_5f_Formula_20_Sheet_20_4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4">
          <table:table-cell table:number-columns-repeated="1024"/>
        </table:table-row>
        <table:table-row table:style-name="ro2">
          <table:table-cell table:style-name="ce1" office:value-type="string" calcext:value-type="string">
            <text:p>.00014A + -5.3333B</text:p>
          </table:table-cell>
          <table:table-cell table:number-columns-repeated="5"/>
          <table:table-cell>
            <draw:frame table:end-cell-address="Sheet1.J14" table:end-x="43.03pt" table:end-y="11.96pt" draw:z-index="0" draw:name="Chart 1" draw:style-name="gr1" draw:text-style-name="P1" svg:width="283.46pt" svg:height="140.97pt" svg:x="0pt" svg:y="12.76pt">
              <draw:object draw:notify-on-update-of-ranges="Sheet1.C7:Sheet1.C12 Sheet1.D5:Sheet1.D6 Sheet1.D7:Sheet1.D12 Sheet1.E5:Sheet1.E6 Sheet1.E7:Sheet1.E1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Linear</text:p>
          </table:table-cell>
          <table:table-cell table:style-name="ce1" office:value-type="string" calcext:value-type="string">
            <text:p>N^0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it</text:p>
          </table:table-cell>
          <table:table-cell table:style-name="ce1" office:value-type="string" calcext:value-type="string">
            <text:p>Seconds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1.6667" calcext:value-type="float">
            <text:p>1.666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3.0667" calcext:value-type="float">
            <text:p>3.066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4.4667" calcext:value-type="float">
            <text:p>4.466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5.8667" calcext:value-type="float">
            <text:p>5.866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7.2667" calcext:value-type="float">
            <text:p>7.2667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8.6667" calcext:value-type="float">
            <text:p>8.6667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style-name="ce1" office:value-type="string" calcext:value-type="string">
            <text:p>.00008A-3.381B</text:p>
          </table:table-cell>
          <table:table-cell table:number-columns-repeated="5"/>
          <table:table-cell>
            <draw:frame table:end-cell-address="Sheet1.J28" table:end-x="43.03pt" table:end-y="12.73pt" draw:z-index="1" draw:name="Chart 2" draw:style-name="gr1" draw:text-style-name="P1" svg:width="283.46pt" svg:height="140.97pt" svg:x="0pt" svg:y="13.49pt">
              <draw:object draw:notify-on-update-of-ranges="Sheet1.C21:Sheet1.C26 Sheet1.D19:Sheet1.D20 Sheet1.D21:Sheet1.D26 Sheet1.E19:Sheet1.E20 Sheet1.E21:Sheet1.E2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Binary</text:p>
          </table:table-cell>
          <table:table-cell table:style-name="ce1" office:value-type="string" calcext:value-type="string">
            <text:p>N^0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it</text:p>
          </table:table-cell>
          <table:table-cell table:style-name="ce1" office:value-type="string" calcext:value-type="string">
            <text:p>Seconds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0.619" calcext:value-type="float">
            <text:p>0.61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1.419" calcext:value-type="float">
            <text:p>1.41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2.219" calcext:value-type="float">
            <text:p>2.21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3.019" calcext:value-type="float">
            <text:p>3.01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3.819" calcext:value-type="float">
            <text:p>3.81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4.619" calcext:value-type="float">
            <text:p>4.619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2">
          <table:table-cell table:style-name="ce1" office:value-type="string" calcext:value-type="string">
            <text:p>2.1136A + -39.4286B</text:p>
          </table:table-cell>
          <table:table-cell table:number-columns-repeated="5"/>
          <table:table-cell>
            <draw:frame table:end-cell-address="Sheet1.J51" table:end-x="64.8pt" table:end-y="13.46pt" draw:z-index="2" draw:name="Chart 3" draw:style-name="gr1" draw:text-style-name="P1" svg:width="305.23pt" svg:height="188.22pt" svg:x="0pt" svg:y="14.26pt">
              <draw:object draw:notify-on-update-of-ranges="Sheet1.C41:Sheet1.C50 Sheet1.D40:Sheet1.D40 Sheet1.D41:Sheet1.D50 Sheet1.E40:Sheet1.E40 Sheet1.E41:Sheet1.E5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Linear</text:p>
          </table:table-cell>
          <table:table-cell table:style-name="ce1" office:value-type="string" calcext:value-type="string">
            <text:p>N^0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it</text:p>
          </table:table-cell>
          <table:table-cell table:style-name="ce1" office:value-type="string" calcext:value-type="string">
            <text:p>Operations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74.1714" calcext:value-type="float">
            <text:p>2074.1714</text:p>
          </table:table-cell>
          <table:table-cell table:style-name="ce1" office:value-type="float" office:value="3117" calcext:value-type="float">
            <text:p>3117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74.1714" calcext:value-type="float">
            <text:p>2074.1714</text:p>
          </table:table-cell>
          <table:table-cell table:style-name="ce1" office:value-type="float" office:value="309" calcext:value-type="float">
            <text:p>309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74.1714" calcext:value-type="float">
            <text:p>2074.1714</text:p>
          </table:table-cell>
          <table:table-cell table:style-name="ce1" office:value-type="float" office:value="2313" calcext:value-type="float">
            <text:p>2313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74.1714" calcext:value-type="float">
            <text:p>2074.1714</text:p>
          </table:table-cell>
          <table:table-cell table:style-name="ce1" office:value-type="float" office:value="1277" calcext:value-type="float">
            <text:p>1277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4187.7714" calcext:value-type="float">
            <text:p>4187.7714</text:p>
          </table:table-cell>
          <table:table-cell table:style-name="ce1" office:value-type="float" office:value="2529" calcext:value-type="float">
            <text:p>2529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4187.7714" calcext:value-type="float">
            <text:p>4187.7714</text:p>
          </table:table-cell>
          <table:table-cell table:style-name="ce1" office:value-type="float" office:value="8641" calcext:value-type="float">
            <text:p>8641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4187.7714" calcext:value-type="float">
            <text:p>4187.7714</text:p>
          </table:table-cell>
          <table:table-cell table:style-name="ce1" office:value-type="float" office:value="956" calcext:value-type="float">
            <text:p>956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4187.7714" calcext:value-type="float">
            <text:p>4187.7714</text:p>
          </table:table-cell>
          <table:table-cell table:style-name="ce1" office:value-type="float" office:value="7186" calcext:value-type="float">
            <text:p>7186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6301.3714" calcext:value-type="float">
            <text:p>6301.3714</text:p>
          </table:table-cell>
          <table:table-cell table:style-name="ce1" office:value-type="float" office:value="7646" calcext:value-type="float">
            <text:p>7646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6301.3714" calcext:value-type="float">
            <text:p>6301.3714</text:p>
          </table:table-cell>
          <table:table-cell table:style-name="ce1" office:value-type="float" office:value="3676" calcext:value-type="float">
            <text:p>3676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1" office:value-type="string" calcext:value-type="string">
            <text:p>-.0084A + 66.5714B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Binary</text:p>
          </table:table-cell>
          <table:table-cell table:style-name="ce1" office:value-type="string" calcext:value-type="string">
            <text:p>N^0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it</text:p>
          </table:table-cell>
          <table:table-cell table:style-name="ce1" office:value-type="string" calcext:value-type="string">
            <text:p>Operations</text:p>
          </table:table-cell>
          <table:table-cell/>
          <table:table-cell>
            <draw:frame table:end-cell-address="Sheet1.J67" table:end-x="64.8pt" table:end-y="14.97pt" draw:z-index="3" draw:name="Chart 4" draw:style-name="gr1" draw:text-style-name="P1" svg:width="305.23pt" svg:height="188.22pt" svg:x="0pt" svg:y="0pt">
              <draw:object draw:notify-on-update-of-ranges="Sheet1.C57:Sheet1.C66 Sheet1.D56:Sheet1.D56 Sheet1.D57:Sheet1.D66 Sheet1.E56:Sheet1.E56 Sheet1.E57:Sheet1.E66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8.1714" calcext:value-type="float">
            <text:p>58.1714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8.1714" calcext:value-type="float">
            <text:p>58.1714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8.1714" calcext:value-type="float">
            <text:p>58.1714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8.1714" calcext:value-type="float">
            <text:p>58.1714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49.7714" calcext:value-type="float">
            <text:p>49.7714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49.7714" calcext:value-type="float">
            <text:p>49.7714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49.7714" calcext:value-type="float">
            <text:p>49.7714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49.7714" calcext:value-type="float">
            <text:p>49.7714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41.3714" calcext:value-type="float">
            <text:p>41.3714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41.3714" calcext:value-type="float">
            <text:p>41.37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mula Sheet 1" table:style-name="ta2">
        <table:table-column table:style-name="co1" table:number-columns-repeated="1024" table:default-cell-style-name="Default"/>
        <table:table-row table:style-name="ro2">
          <table:table-cell table:style-name="ce2" table:number-matrix-columns-spanned="2" table:number-matrix-rows-spanned="7" table:formula="of:={&quot;Seconds&quot;;&quot;N&quot;|[$Sheet1.E7:.E12];[$Sheet1.C7:.C12]}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2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2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2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2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2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2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mula Sheet 2" table:style-name="ta3">
        <table:table-column table:style-name="co1" table:number-columns-repeated="1024" table:default-cell-style-name="Default"/>
        <table:table-row table:style-name="ro2">
          <table:table-cell table:style-name="ce2" table:number-matrix-columns-spanned="2" table:number-matrix-rows-spanned="7" table:formula="of:={&quot;Seconds&quot;;&quot;N&quot;|[$Sheet1.E21:.E26];[$Sheet1.C21:.C26]}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2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2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2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2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2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2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mula Sheet 3" table:style-name="ta4">
        <table:table-column table:style-name="co1" table:number-columns-repeated="1024" table:default-cell-style-name="Default"/>
        <table:table-row table:style-name="ro2">
          <table:table-cell table:style-name="ce2" table:number-matrix-columns-spanned="2" table:number-matrix-rows-spanned="11" table:formula="of:={&quot;Operations&quot;;&quot;N&quot;|[$Sheet1.E41:.E50];[$Sheet1.C41:.C50]}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2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2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2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2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2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2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2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2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2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2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mula Sheet 4" table:style-name="ta5">
        <table:table-column table:style-name="co1" table:number-columns-repeated="1024" table:default-cell-style-name="Default"/>
        <table:table-row table:style-name="ro2">
          <table:table-cell table:style-name="ce2" table:number-matrix-columns-spanned="2" table:number-matrix-rows-spanned="11" table:formula="of:={&quot;N&quot;;&quot;Operations&quot;|[$Sheet1.C57:.C66];[$Sheet1.E57:.E66]}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2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2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2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2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2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2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2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2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2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2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ula_20_Sheet_20_1" style:display-name="PageStyle_Formula Sheet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rmula_20_Sheet_20_2" style:display-name="PageStyle_Formula Sheet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rmula_20_Sheet_20_3" style:display-name="PageStyle_Formula Sheet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rmula_20_Sheet_20_4" style:display-name="PageStyle_Formula Sheet 4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224" meta:object-count="4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0.001cm" svg:height="4.974cm" xlink:href=".." xlink:type="simple" chart:class="chart:line" chart:style-name="ch1">
        <chart:legend chart:legend-position="end" svg:x="7.202cm" svg:y="1.939cm" style:legend-expansion="high" chart:style-name="ch2"/>
        <chart:plot-area chart:style-name="ch3" table:cell-range-address="Sheet1.C5:Sheet1.E12" chart:data-source-has-labels="both" svg:x="0.2cm" svg:y="0.099cm" svg:width="6.802cm" svg:height="4.776cm">
          <chartooo:coordinate-region svg:x="0.663cm" svg:y="0.298cm" svg:width="5.775cm" svg:height="4.08cm"/>
          <chart:axis chart:dimension="x" chart:name="primary-x" chart:style-name="ch4" chartooo:axis-type="text">
            <chart:categories table:cell-range-address="Sheet1.C7:Sheet1.C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7:Sheet1.D12" chart:label-cell-address="Sheet1.D5:Sheet1.D6" chart:class="chart:line">
            <chart:data-point chart:repeated="6"/>
          </chart:series>
          <chart:series chart:style-name="ch8" chart:values-cell-range-address="Sheet1.E7:Sheet1.E12" chart:label-cell-address="Sheet1.E5:Sheet1.E6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t</text:p>
                <text:list>
                  <text:list-item>
                    <text:p/>
                  </text:list-item>
                  <text:list-item>
                    <text:p>fit</text:p>
                  </text:list-item>
                </text:list>
                <draw:g>
                  <svg:desc>Sheet1.D5:Sheet1.D6</svg:desc>
                </draw:g>
              </table:table-cell>
              <table:table-cell office:value-type="string">
                <text:p>Seconds</text:p>
                <text:list>
                  <text:list-item>
                    <text:p/>
                  </text:list-item>
                  <text:list-item>
                    <text:p>Seconds</text:p>
                  </text:list-item>
                </text:list>
                <draw:g>
                  <svg:desc>Sheet1.E5:Sheet1.E6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Sheet1.C7:Sheet1.C12</svg:desc>
                </draw:g>
              </table:table-cell>
              <table:table-cell office:value-type="float" office:value="1.6667">
                <text:p>1.6667</text:p>
                <draw:g>
                  <svg:desc>Sheet1.D7:Sheet1.D12</svg:desc>
                </draw:g>
              </table:table-cell>
              <table:table-cell office:value-type="float" office:value="2">
                <text:p>2</text:p>
                <draw:g>
                  <svg:desc>Sheet1.E7:Sheet1.E12</svg:desc>
                </draw:g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3.0667">
                <text:p>3.0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4.4667">
                <text:p>4.4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5.8667">
                <text:p>5.86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7.2667">
                <text:p>7.26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8.6667">
                <text:p>8.6667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0.001cm" svg:height="4.974cm" xlink:href=".." xlink:type="simple" chart:class="chart:line" chart:style-name="ch1">
        <chart:legend chart:legend-position="end" svg:x="7.202cm" svg:y="1.939cm" style:legend-expansion="high" chart:style-name="ch2"/>
        <chart:plot-area chart:style-name="ch3" table:cell-range-address="Sheet1.C19:Sheet1.E26" chart:data-source-has-labels="both" svg:x="0.2cm" svg:y="0.099cm" svg:width="6.802cm" svg:height="4.776cm">
          <chartooo:coordinate-region svg:x="0.663cm" svg:y="0.298cm" svg:width="5.783cm" svg:height="4.08cm"/>
          <chart:axis chart:dimension="x" chart:name="primary-x" chart:style-name="ch4" chartooo:axis-type="text">
            <chart:categories table:cell-range-address="Sheet1.C21:Sheet1.C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1:Sheet1.D26" chart:label-cell-address="Sheet1.D19:Sheet1.D20" chart:class="chart:line">
            <chart:data-point chart:repeated="6"/>
          </chart:series>
          <chart:series chart:style-name="ch8" chart:values-cell-range-address="Sheet1.E21:Sheet1.E26" chart:label-cell-address="Sheet1.E19:Sheet1.E20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t</text:p>
                <text:list>
                  <text:list-item>
                    <text:p/>
                  </text:list-item>
                  <text:list-item>
                    <text:p>fit</text:p>
                  </text:list-item>
                </text:list>
                <draw:g>
                  <svg:desc>Sheet1.D19:Sheet1.D20</svg:desc>
                </draw:g>
              </table:table-cell>
              <table:table-cell office:value-type="string">
                <text:p>Seconds</text:p>
                <text:list>
                  <text:list-item>
                    <text:p/>
                  </text:list-item>
                  <text:list-item>
                    <text:p>Seconds</text:p>
                  </text:list-item>
                </text:list>
                <draw:g>
                  <svg:desc>Sheet1.E19:Sheet1.E20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Sheet1.C21:Sheet1.C26</svg:desc>
                </draw:g>
              </table:table-cell>
              <table:table-cell office:value-type="float" office:value="0.619">
                <text:p>0.619</text:p>
                <draw:g>
                  <svg:desc>Sheet1.D21:Sheet1.D26</svg:desc>
                </draw:g>
              </table:table-cell>
              <table:table-cell office:value-type="float" office:value="1">
                <text:p>1</text:p>
                <draw:g>
                  <svg:desc>Sheet1.E21:Sheet1.E26</svg:desc>
                </draw:g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.419">
                <text:p>1.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2.219">
                <text:p>2.2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3.019">
                <text:p>3.0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3.819">
                <text:p>3.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.619">
                <text:p>4.619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0.769cm" svg:height="6.641cm" xlink:href=".." xlink:type="simple" chart:class="chart:line" chart:style-name="ch1">
        <chart:legend chart:legend-position="end" svg:x="7.758cm" svg:y="2.772cm" style:legend-expansion="high" chart:style-name="ch2"/>
        <chart:plot-area chart:style-name="ch3" table:cell-range-address="Sheet1.C40:Sheet1.E50" chart:data-source-has-labels="both" svg:x="0.215cm" svg:y="0.132cm" svg:width="7.328cm" svg:height="5.347cm">
          <chartooo:coordinate-region svg:x="1.057cm" svg:y="0.132cm" svg:width="6.161cm" svg:height="4.244cm"/>
          <chart:axis chart:dimension="x" chart:name="primary-x" chart:style-name="ch4" chartooo:axis-type="text">
            <chart:title svg:x="3.696cm" svg:y="5.612cm" chart:style-name="ch5">
              <text:p>N</text:p>
            </chart:title>
            <chart:categories table:cell-range-address="Sheet1.C41:Sheet1.C5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41:Sheet1.D50" chart:label-cell-address="Sheet1.D40:Sheet1.D40" chart:class="chart:line">
            <chart:data-point chart:repeated="10"/>
          </chart:series>
          <chart:series chart:style-name="ch9" chart:values-cell-range-address="Sheet1.E41:Sheet1.E50" chart:label-cell-address="Sheet1.E40:Sheet1.E4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t</text:p>
                <draw:g>
                  <svg:desc>Sheet1.D40:Sheet1.D40</svg:desc>
                </draw:g>
              </table:table-cell>
              <table:table-cell office:value-type="string">
                <text:p>Operations</text:p>
                <draw:g>
                  <svg:desc>Sheet1.E40:Sheet1.E40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41:Sheet1.C50</svg:desc>
                </draw:g>
              </table:table-cell>
              <table:table-cell office:value-type="float" office:value="2074.1714">
                <text:p>2074.1714</text:p>
                <draw:g>
                  <svg:desc>Sheet1.D41:Sheet1.D50</svg:desc>
                </draw:g>
              </table:table-cell>
              <table:table-cell office:value-type="float" office:value="3117">
                <text:p>3117</text:p>
                <draw:g>
                  <svg:desc>Sheet1.E41:Sheet1.E50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074.1714">
                <text:p>2074.1714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074.1714">
                <text:p>2074.1714</text:p>
              </table:table-cell>
              <table:table-cell office:value-type="float" office:value="2313">
                <text:p>231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074.1714">
                <text:p>2074.1714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187.7714">
                <text:p>4187.7714</text:p>
              </table:table-cell>
              <table:table-cell office:value-type="float" office:value="2529">
                <text:p>252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187.7714">
                <text:p>4187.7714</text:p>
              </table:table-cell>
              <table:table-cell office:value-type="float" office:value="8641">
                <text:p>864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187.7714">
                <text:p>4187.7714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187.7714">
                <text:p>4187.7714</text:p>
              </table:table-cell>
              <table:table-cell office:value-type="float" office:value="7186">
                <text:p>718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6301.3714">
                <text:p>6301.3714</text:p>
              </table:table-cell>
              <table:table-cell office:value-type="float" office:value="7646">
                <text:p>764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6301.3714">
                <text:p>6301.3714</text:p>
              </table:table-cell>
              <table:table-cell office:value-type="float" office:value="3676">
                <text:p>36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0.769cm" svg:height="6.641cm" xlink:href=".." xlink:type="simple" chart:class="chart:line" chart:style-name="ch1">
        <chart:legend chart:legend-position="end" svg:x="7.758cm" svg:y="2.772cm" style:legend-expansion="high" chart:style-name="ch2"/>
        <chart:plot-area chart:style-name="ch3" table:cell-range-address="Sheet1.C56:Sheet1.E66" chart:data-source-has-labels="both" svg:x="0.215cm" svg:y="0.132cm" svg:width="7.328cm" svg:height="5.347cm">
          <chartooo:coordinate-region svg:x="0.686cm" svg:y="0.331cm" svg:width="6.486cm" svg:height="4.651cm"/>
          <chart:axis chart:dimension="x" chart:name="primary-x" chart:style-name="ch4" chartooo:axis-type="text">
            <chart:title svg:x="3.696cm" svg:y="5.612cm" chart:style-name="ch5">
              <text:p>N</text:p>
            </chart:title>
            <chart:categories table:cell-range-address="Sheet1.C57:Sheet1.C6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57:Sheet1.D66" chart:label-cell-address="Sheet1.D56:Sheet1.D56" chart:class="chart:line">
            <chart:data-point chart:repeated="10"/>
          </chart:series>
          <chart:series chart:style-name="ch9" chart:values-cell-range-address="Sheet1.E57:Sheet1.E66" chart:label-cell-address="Sheet1.E56:Sheet1.E56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t</text:p>
                <draw:g>
                  <svg:desc>Sheet1.D56:Sheet1.D56</svg:desc>
                </draw:g>
              </table:table-cell>
              <table:table-cell office:value-type="string">
                <text:p>Operations</text:p>
                <draw:g>
                  <svg:desc>Sheet1.E56:Sheet1.E56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57:Sheet1.C66</svg:desc>
                </draw:g>
              </table:table-cell>
              <table:table-cell office:value-type="float" office:value="58.1714">
                <text:p>58.1714</text:p>
                <draw:g>
                  <svg:desc>Sheet1.D57:Sheet1.D66</svg:desc>
                </draw:g>
              </table:table-cell>
              <table:table-cell office:value-type="float" office:value="44">
                <text:p>44</text:p>
                <draw:g>
                  <svg:desc>Sheet1.E57:Sheet1.E66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8.1714">
                <text:p>58.17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8.1714">
                <text:p>58.171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8.1714">
                <text:p>58.17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9.7714">
                <text:p>49.77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9.7714">
                <text:p>49.771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9.7714">
                <text:p>49.77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9.7714">
                <text:p>49.77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1.3714">
                <text:p>41.37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1.3714">
                <text:p>41.3714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